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54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89.49pt"/>
    </style:style>
    <style:style style:name="co5" style:family="table-column">
      <style:table-column-properties fo:break-before="auto" style:column-width="85.66pt"/>
    </style:style>
    <style:style style:name="co6" style:family="table-column">
      <style:table-column-properties fo:break-before="auto" style:column-width="103.4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Clark D</text:p>
          </table:table-cell>
          <table:table-cell table:style-name="ce1" office:value-type="string" calcext:value-type="string">
            <text:p>Clark DM</text:p>
          </table:table-cell>
          <table:table-cell table:style-name="ce1" office:value-type="string" calcext:value-type="string">
            <text:p>Clark DFM</text:p>
          </table:table-cell>
          <table:table-cell table:style-name="ce1" office:value-type="string" calcext:value-type="string">
            <text:p>Type Tagger 1</text:p>
          </table:table-cell>
          <table:table-cell table:style-name="ce1" office:value-type="string" calcext:value-type="string">
            <text:p>Type Tagger 2</text:p>
          </table:table-cell>
          <table:table-cell table:style-name="ce1" office:value-type="string" calcext:value-type="string">
            <text:p>Type Tagger 3</text:p>
          </table:table-cell>
        </table:table-row>
        <table:table-row table:style-name="ro1">
          <table:table-cell office:value-type="string" calcext:value-type="string">
            <text:p>Arabic</text:p>
          </table:table-cell>
          <table:table-cell office:value-type="string" calcext:value-type="string">
            <text:p>66.18308704433203</text:p>
          </table:table-cell>
          <table:table-cell office:value-type="float" office:value="65.363734527785" calcext:value-type="float">
            <text:p>65.3637345278</text:p>
          </table:table-cell>
          <table:table-cell office:value-type="float" office:value="62.6917154912116" calcext:value-type="float">
            <text:p>62.6917154912</text:p>
          </table:table-cell>
          <table:table-cell office:value-type="float" office:value="59.5307844587974" calcext:value-type="float">
            <text:p>59.5307844588</text:p>
          </table:table-cell>
          <table:table-cell office:value-type="string" calcext:value-type="string">
            <text:p>62.11831870263352</text:p>
          </table:table-cell>
          <table:table-cell office:value-type="string" calcext:value-type="string">
            <text:p>62.33328000959827</text:p>
          </table:table-cell>
          <table:table-cell office:value-type="string" calcext:value-type="string">
            <text:p>64.99380111579916</text:p>
          </table:table-cell>
        </table:table-row>
        <table:table-row table:style-name="ro1">
          <table:table-cell office:value-type="string" calcext:value-type="string">
            <text:p>Br. Portuguese</text:p>
          </table:table-cell>
          <table:table-cell office:value-type="string" calcext:value-type="string">
            <text:p>67.88946331610052</text:p>
          </table:table-cell>
          <table:table-cell office:value-type="float" office:value="61.5041548753537" calcext:value-type="float">
            <text:p>61.5041548754</text:p>
          </table:table-cell>
          <table:table-cell office:value-type="float" office:value="56.4658060258192" calcext:value-type="float">
            <text:p>56.4658060258</text:p>
          </table:table-cell>
          <table:table-cell office:value-type="float" office:value="57.0607881763547" calcext:value-type="float">
            <text:p>57.0607881764</text:p>
          </table:table-cell>
          <table:table-cell office:value-type="string" calcext:value-type="string">
            <text:p>59.78570642880714</text:p>
          </table:table-cell>
          <table:table-cell office:value-type="string" calcext:value-type="string">
            <text:p>61.97164085077448</text:p>
          </table:table-cell>
          <table:table-cell office:value-type="string" calcext:value-type="string">
            <text:p>60.58168254952352</text:p>
          </table:table-cell>
        </table:table-row>
        <table:table-row table:style-name="ro1">
          <table:table-cell office:value-type="string" calcext:value-type="string">
            <text:p>Catalan</text:p>
          </table:table-cell>
          <table:table-cell office:value-type="string" calcext:value-type="string">
            <text:p>65.75301370479443</text:p>
          </table:table-cell>
          <table:table-cell office:value-type="float" office:value="65.8235126473103" calcext:value-type="float">
            <text:p>65.8235126473</text:p>
          </table:table-cell>
          <table:table-cell office:value-type="float" office:value="67.37798933016" calcext:value-type="float">
            <text:p>67.3779893302</text:p>
          </table:table-cell>
          <table:table-cell office:value-type="float" office:value="68.9044664330035" calcext:value-type="float">
            <text:p>68.904466433</text:p>
          </table:table-cell>
          <table:table-cell office:value-type="string" calcext:value-type="string">
            <text:p>66.54100188497173</text:p>
          </table:table-cell>
          <table:table-cell office:value-type="string" calcext:value-type="string">
            <text:p>69.1399629005565</text:p>
          </table:table-cell>
          <table:table-cell office:value-type="string" calcext:value-type="string">
            <text:p>70.60494092588611</text:p>
          </table:table-cell>
        </table:table-row>
        <table:table-row table:style-name="ro1">
          <table:table-cell office:value-type="string" calcext:value-type="string">
            <text:p>Czech</text:p>
          </table:table-cell>
          <table:table-cell office:value-type="string" calcext:value-type="string">
            <text:p>57.9414720484783</text:p>
          </table:table-cell>
          <table:table-cell office:value-type="float" office:value="61.3853515126971" calcext:value-type="float">
            <text:p>61.3853515127</text:p>
          </table:table-cell>
          <table:table-cell office:value-type="float" office:value="62.3498177563785" calcext:value-type="float">
            <text:p>62.3498177564</text:p>
          </table:table-cell>
          <table:table-cell office:value-type="float" office:value="65.4807081752139" calcext:value-type="float">
            <text:p>65.4807081752</text:p>
          </table:table-cell>
          <table:table-cell office:value-type="string" calcext:value-type="string">
            <text:p>58.870439534616295</text:p>
          </table:table-cell>
          <table:table-cell office:value-type="string" calcext:value-type="string">
            <text:p>59.28592499262526</text:p>
          </table:table-cell>
          <table:table-cell office:value-type="string" calcext:value-type="string">
            <text:p>66.91165809196679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62.986555201671976</text:p>
          </table:table-cell>
          <table:table-cell office:value-type="float" office:value="63.9170412443813" calcext:value-type="float">
            <text:p>63.9170412444</text:p>
          </table:table-cell>
          <table:table-cell office:value-type="float" office:value="63.1685524717129" calcext:value-type="float">
            <text:p>63.1685524717</text:p>
          </table:table-cell>
          <table:table-cell office:value-type="float" office:value="65.3115203271951" calcext:value-type="float">
            <text:p>65.3115203272</text:p>
          </table:table-cell>
          <table:table-cell office:value-type="string" calcext:value-type="string">
            <text:p>64.33053504197437</text:p>
          </table:table-cell>
          <table:table-cell office:value-type="string" calcext:value-type="string">
            <text:p>65.18252226216606</text:p>
          </table:table-cell>
          <table:table-cell office:value-type="string" calcext:value-type="string">
            <text:p>65.40601890971635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67.80630484237894</text:p>
          </table:table-cell>
          <table:table-cell office:value-type="float" office:value="66.3133421664459" calcext:value-type="float">
            <text:p>66.3133421664</text:p>
          </table:table-cell>
          <table:table-cell office:value-type="float" office:value="69.2662683432914" calcext:value-type="float">
            <text:p>69.2662683433</text:p>
          </table:table-cell>
          <table:table-cell office:value-type="float" office:value="71.6302092447689" calcext:value-type="float">
            <text:p>71.6302092448</text:p>
          </table:table-cell>
          <table:table-cell office:value-type="string" calcext:value-type="string">
            <text:p>66.77883052923677</text:p>
          </table:table-cell>
          <table:table-cell office:value-type="string" calcext:value-type="string">
            <text:p>68.50428739281517</text:p>
          </table:table-cell>
          <table:table-cell office:value-type="string" calcext:value-type="string">
            <text:p>71.42971425714357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string" calcext:value-type="string">
            <text:p>57.224569385765356</text:p>
          </table:table-cell>
          <table:table-cell office:value-type="float" office:value="56.3245918852029" calcext:value-type="float">
            <text:p>56.3245918852</text:p>
          </table:table-cell>
          <table:table-cell office:value-type="float" office:value="52.555186120347" calcext:value-type="float">
            <text:p>52.5551861203</text:p>
          </table:table-cell>
          <table:table-cell office:value-type="float" office:value="53.6811579710507" calcext:value-type="float">
            <text:p>53.6811579711</text:p>
          </table:table-cell>
          <table:table-cell office:value-type="string" calcext:value-type="string">
            <text:p>56.575585610359745</text:p>
          </table:table-cell>
          <table:table-cell office:value-type="string" calcext:value-type="string">
            <text:p>57.79205519862003</text:p>
          </table:table-cell>
          <table:table-cell office:value-type="string" calcext:value-type="string">
            <text:p>64.41788955276118</text:p>
          </table:table-cell>
        </table:table-row>
        <table:table-row table:style-name="ro1">
          <table:table-cell office:value-type="string" calcext:value-type="string">
            <text:p>Hindi</text:p>
          </table:table-cell>
          <table:table-cell office:value-type="string" calcext:value-type="string">
            <text:p>61.0898346099234</text:p>
          </table:table-cell>
          <table:table-cell office:value-type="float" office:value="65.2130872147671" calcext:value-type="float">
            <text:p>65.2130872148</text:p>
          </table:table-cell>
          <table:table-cell office:value-type="float" office:value="61.9922804631722" calcext:value-type="float">
            <text:p>61.9922804632</text:p>
          </table:table-cell>
          <table:table-cell/>
          <table:table-cell office:value-type="string" calcext:value-type="string">
            <text:p>63.761174329540225</text:p>
          </table:table-cell>
          <table:table-cell office:value-type="string" calcext:value-type="string">
            <text:p>61.036837789732616</text:p>
          </table:table-cell>
          <table:table-cell office:value-type="string" calcext:value-type="string">
            <text:p>68.17090974541527</text:p>
          </table:table-cell>
        </table:table-row>
        <table:table-row table:style-name="ro1">
          <table:table-cell office:value-type="string" calcext:value-type="string">
            <text:p>Latin</text:p>
          </table:table-cell>
          <table:table-cell office:value-type="string" calcext:value-type="string">
            <text:p>64.76467617661912</text:p>
          </table:table-cell>
          <table:table-cell office:value-type="float" office:value="63.0251848740756" calcext:value-type="float">
            <text:p>63.0251848741</text:p>
          </table:table-cell>
          <table:table-cell office:value-type="float" office:value="59.1792041039795" calcext:value-type="float">
            <text:p>59.179204104</text:p>
          </table:table-cell>
          <table:table-cell office:value-type="float" office:value="58.8662056689717" calcext:value-type="float">
            <text:p>58.866205669</text:p>
          </table:table-cell>
          <table:table-cell office:value-type="string" calcext:value-type="string">
            <text:p>63.593682031589836</text:p>
          </table:table-cell>
          <table:table-cell office:value-type="string" calcext:value-type="string">
            <text:p>65.11017444912775</text:p>
          </table:table-cell>
          <table:table-cell office:value-type="string" calcext:value-type="string">
            <text:p>65.56317218413909</text:p>
          </table:table-cell>
        </table:table-row>
        <table:table-row table:style-name="ro1">
          <table:table-cell office:value-type="string" calcext:value-type="string">
            <text:p>Norwegian</text:p>
          </table:table-cell>
          <table:table-cell office:value-type="string" calcext:value-type="string">
            <text:p>62.939206079392065</text:p>
          </table:table-cell>
          <table:table-cell office:value-type="float" office:value="64.4755524447555" calcext:value-type="float">
            <text:p>64.4755524448</text:p>
          </table:table-cell>
          <table:table-cell office:value-type="float" office:value="62.3442655734427" calcext:value-type="float">
            <text:p>62.3442655734</text:p>
          </table:table-cell>
          <table:table-cell office:value-type="float" office:value="66.8383161683832" calcext:value-type="float">
            <text:p>66.8383161684</text:p>
          </table:table-cell>
          <table:table-cell office:value-type="string" calcext:value-type="string">
            <text:p>62.898210178982104</text:p>
          </table:table-cell>
          <table:table-cell office:value-type="string" calcext:value-type="string">
            <text:p>68.97010298970103</text:p>
          </table:table-cell>
          <table:table-cell office:value-type="string" calcext:value-type="string">
            <text:p>70.18398160183982</text:p>
          </table:table-cell>
        </table:table-row>
        <table:table-row table:style-name="ro1">
          <table:table-cell office:value-type="string" calcext:value-type="string">
            <text:p>Portuguese</text:p>
          </table:table-cell>
          <table:table-cell office:value-type="string" calcext:value-type="string">
            <text:p>66.11168609098682</text:p>
          </table:table-cell>
          <table:table-cell office:value-type="float" office:value="65.5477058302959" calcext:value-type="float">
            <text:p>65.5477058303</text:p>
          </table:table-cell>
          <table:table-cell office:value-type="float" office:value="67.3501427450039" calcext:value-type="float">
            <text:p>67.350142745</text:p>
          </table:table-cell>
          <table:table-cell office:value-type="float" office:value="68.988585399511" calcext:value-type="float">
            <text:p>68.9885853995</text:p>
          </table:table-cell>
          <table:table-cell office:value-type="string" calcext:value-type="string">
            <text:p>65.9586914457994</text:p>
          </table:table-cell>
          <table:table-cell office:value-type="string" calcext:value-type="string">
            <text:p>68.16211432599859</text:p>
          </table:table-cell>
          <table:table-cell office:value-type="string" calcext:value-type="string">
            <text:p>70.57552985645502</text:p>
          </table:table-cell>
        </table:table-row>
        <table:table-row table:style-name="ro1">
          <table:table-cell office:value-type="string" calcext:value-type="string">
            <text:p>Romanian</text:p>
          </table:table-cell>
          <table:table-cell office:value-type="string" calcext:value-type="string">
            <text:p>59.30051748706282</text:p>
          </table:table-cell>
          <table:table-cell office:value-type="float" office:value="59.9565010874728" calcext:value-type="float">
            <text:p>59.9565010875</text:p>
          </table:table-cell>
          <table:table-cell office:value-type="float" office:value="47.3938151546211" calcext:value-type="float">
            <text:p>47.3938151546</text:p>
          </table:table-cell>
          <table:table-cell office:value-type="float" office:value="49.7582560435989" calcext:value-type="float">
            <text:p>49.7582560436</text:p>
          </table:table-cell>
          <table:table-cell office:value-type="string" calcext:value-type="string">
            <text:p>52.162695932601686</text:p>
          </table:table-cell>
          <table:table-cell office:value-type="string" calcext:value-type="string">
            <text:p>55.855103622409445</text:p>
          </table:table-cell>
          <table:table-cell office:value-type="string" calcext:value-type="string">
            <text:p>65.64685882852929</text:p>
          </table:table-cell>
        </table:table-row>
        <table:table-row table:style-name="ro1">
          <table:table-cell office:value-type="string" calcext:value-type="string">
            <text:p>Russian</text:p>
          </table:table-cell>
          <table:table-cell office:value-type="string" calcext:value-type="string">
            <text:p>58.7376577927759</text:p>
          </table:table-cell>
          <table:table-cell office:value-type="float" office:value="57.4543182102237" calcext:value-type="float">
            <text:p>57.4543182102</text:p>
          </table:table-cell>
          <table:table-cell office:value-type="float" office:value="59.0126234220722" calcext:value-type="float">
            <text:p>59.0126234221</text:p>
          </table:table-cell>
          <table:table-cell office:value-type="float" office:value="61.3018372703412" calcext:value-type="float">
            <text:p>61.3018372703</text:p>
          </table:table-cell>
          <table:table-cell office:value-type="string" calcext:value-type="string">
            <text:p>55.52205974253218</text:p>
          </table:table-cell>
          <table:table-cell office:value-type="string" calcext:value-type="string">
            <text:p>58.173228346456696</text:p>
          </table:table-cell>
          <table:table-cell office:value-type="string" calcext:value-type="string">
            <text:p>68.44794400699912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office:value-type="string" calcext:value-type="string">
            <text:p>68.4997250412438</text:p>
          </table:table-cell>
          <table:table-cell office:value-type="float" office:value="67.7243413487977" calcext:value-type="float">
            <text:p>67.7243413488</text:p>
          </table:table-cell>
          <table:table-cell office:value-type="float" office:value="70.7258911163325" calcext:value-type="float">
            <text:p>70.7258911163</text:p>
          </table:table-cell>
          <table:table-cell office:value-type="float" office:value="71.2598110283457" calcext:value-type="float">
            <text:p>71.2598110283</text:p>
          </table:table-cell>
          <table:table-cell office:value-type="string" calcext:value-type="string">
            <text:p>65.92011198320252</text:p>
          </table:table-cell>
          <table:table-cell office:value-type="string" calcext:value-type="string">
            <text:p>70.51242313652952</text:p>
          </table:table-cell>
          <table:table-cell office:value-type="string" calcext:value-type="string">
            <text:p>68.65970104484327</text:p>
          </table:table-cell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formula="of:=([.B2]+[.B3]+[.B4]+[.B5]+[.B6]+[.B7]+[.B8]+[.B9]+[.B10]+[.B11]+[.B12]+[.B13]+[.B14]+[.B15])/14" office:value-type="float" office:value="63.3734120586804" calcext:value-type="float">
            <text:p>63.3734120587</text:p>
          </table:table-cell>
          <table:table-cell table:formula="of:=SUM([.C2:.C15])/14" office:value-type="float" office:value="63.1448871335403" calcext:value-type="float">
            <text:p>63.1448871335</text:p>
          </table:table-cell>
          <table:table-cell table:formula="of:=SUM([.D2:.D15])/14" office:value-type="float" office:value="61.5623970083961" calcext:value-type="float">
            <text:p>61.5623970084</text:p>
          </table:table-cell>
          <table:table-cell table:formula="of:=SUM([.E2:.E15])/13" office:value-type="float" office:value="62.9702035665797" calcext:value-type="float">
            <text:p>62.9702035666</text:p>
          </table:table-cell>
          <table:table-cell table:formula="of:=([.F2]+[.F3]+[.F4]+[.F5]+[.F6]+[.F7]+[.F8]+[.F9]+[.F10]+[.F11]+[.F12]+[.F13]+[.F14]+[.F15])/14" office:value-type="float" office:value="61.7726459554891" calcext:value-type="float">
            <text:p>61.7726459555</text:p>
          </table:table-cell>
          <table:table-cell table:style-name="ce2" table:formula="of:=([.G2]+[.G3]+[.G4]+[.G5]+[.G6]+[.G7]+[.G8]+[.G9]+[.G10]+[.G11]+[.G12]+[.G13]+[.G14]+[.G15])/14" office:value-type="float" office:value="63.7164041619365" calcext:value-type="float">
            <text:p>63.7164041619</text:p>
          </table:table-cell>
          <table:table-cell table:style-name="ce2" table:formula="of:=([.H2]+[.H3]+[.H4]+[.H5]+[.H6]+[.H7]+[.H8]+[.H9]+[.H10]+[.H11]+[.H12]+[.H13]+[.H14]+[.H15])/14" office:value-type="float" office:value="67.256700190787" calcext:value-type="float">
            <text:p>67.2567001908</text:p>
          </table:table-cell>
        </table:table-row>
        <table:table-row table:style-name="ro1">
          <table:table-cell office:value-type="string" calcext:value-type="string">
            <text:p>Standard dev.</text:p>
          </table:table-cell>
          <table:table-cell table:formula="of:=SQRT((([.B2]-[.B16])^2+([.B3]-[.B16])^2+([.B4]-[.B16])^2+([.B5]-[.B16])^2+([.B6]-[.B16])^2+([.B7]-[.B16])^2+([.B8]-[.B16])^2+([.B9]-[.B16])^2+([.B10]-[.B16])^2+([.B11]-[.B16])^2+([.B12]-[.B16])^2+([.B13]-[.B16])^2+([.B14]-[.B16])^2+([.B15]-[.B16])^2)/14)" office:value-type="float" office:value="3.78210755256584" calcext:value-type="float">
            <text:p>3.7821075526</text:p>
          </table:table-cell>
          <table:table-cell table:formula="of:=SQRT((([.C2]-[.C16])^2+([.C3]-[.C16])^2+([.C4]-[.C16])^2+([.C5]-[.C16])^2+([.C6]-[.C16])^2+([.C7]-[.C16])^2+([.C8]-[.C16])^2+([.C9]-[.C16])^2+([.C10]-[.C16])^2+([.C11]-[.C16])^2+([.C12]-[.C16])^2+([.C13]-[.C16])^2+([.C14]-[.C16])^2+([.C15]-[.C16])^2)/14)" office:value-type="float" office:value="3.27756237941329" calcext:value-type="float">
            <text:p>3.2775623794</text:p>
          </table:table-cell>
          <table:table-cell table:formula="of:=SQRT((([.D2]-[.D16])^2+([.D3]-[.D16])^2+([.D4]-[.D16])^2+([.D5]-[.D16])^2+([.D6]-[.D16])^2+([.D7]-[.D16])^2+([.D8]-[.D16])^2+([.D9]-[.D16])^2+([.D10]-[.D16])^2+([.D11]-[.D16])^2+([.D12]-[.D16])^2+([.D13]-[.D16])^2+([.D14]-[.D16])^2+([.D15]-[.D16])^2)/14)" office:value-type="float" office:value="6.18722399666779" calcext:value-type="float">
            <text:p>6.1872239967</text:p>
          </table:table-cell>
          <table:table-cell table:formula="of:=SQRT((([.E2]-[.E16])^2+([.E3]-[.E16])^2+([.E4]-[.E16])^2+([.E5]-[.E16])^2+([.E6]-[.E16])^2+([.E7]-[.E16])^2+([.E8]-[.E16])^2+([.E10]-[.E16])^2+([.E11]-[.E16])^2+([.E12]-[.E16])^2+([.E13]-[.E16])^2+([.E14]-[.E16])^2+([.E15]-[.E16])^2)/14)" office:value-type="float" office:value="6.37582119560167" calcext:value-type="float">
            <text:p>6.3758211956</text:p>
          </table:table-cell>
          <table:table-cell table:formula="of:=SQRT((([.F2]-[.F16])^2+([.F3]-[.F16])^2+([.F4]-[.F16])^2+([.F5]-[.F16])^2+([.F6]-[.F16])^2+([.F7]-[.F16])^2+([.F8]-[.F16])^2+([.F9]-[.F16])^2+([.F10]-[.F16])^2+([.F11]-[.F16])^2+([.F12]-[.F16])^2+([.F13]-[.F16])^2+([.F14]-[.F16])^2+([.F15]-[.F16])^2)/14)" office:value-type="float" office:value="4.37953264433026" calcext:value-type="float">
            <text:p>4.3795326443</text:p>
          </table:table-cell>
          <table:table-cell table:formula="of:=SQRT((([.G2]-[.G16])^2+([.G3]-[.G16])^2+([.G4]-[.G16])^2+([.G5]-[.G16])^2+([.G6]-[.G16])^2+([.G7]-[.G16])^2+([.G8]-[.G16])^2+([.G9]-[.G16])^2+([.G10]-[.G16])^2+([.G11]-[.G16])^2+([.G12]-[.G16])^2+([.G13]-[.G16])^2+([.G14]-[.G16])^2+([.G15]-[.G16])^2)/14)" office:value-type="float" office:value="4.70086379021785" calcext:value-type="float">
            <text:p>4.7008637902</text:p>
          </table:table-cell>
          <table:table-cell table:formula="of:=SQRT((([.H2]-[.H16])^2+([.H3]-[.H16])^2+([.H4]-[.H16])^2+([.H5]-[.H16])^2+([.H6]-[.H16])^2+([.H7]-[.H16])^2+([.H8]-[.H16])^2+([.H9]-[.H16])^2+([.H10]-[.H16])^2+([.H11]-[.H16])^2+([.H12]-[.H16])^2+([.H13]-[.H16])^2+([.H14]-[.H16])^2+([.H15]-[.H16])^2)/14)" office:value-type="float" office:value="2.91756676642478" calcext:value-type="float">
            <text:p>2.91756676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number:currency-style style:name="N124P0" style:volatile="true">
      <number:currency-symbol number:language="nl" number:country="NL">fl</number:currency-symbol>
      <number:text> </number:text>
      <number:number number:decimal-places="0" loext:min-decimal-places="0" number:min-integer-digits="1" number:grouping="true"/>
    </number:currency-style>
    <number:currency-style style:name="N124">
      <number:currency-symbol number:language="nl" number:country="NL">fl</number:currency-symbol>
      <number:text> </number:text>
      <number:number number:decimal-places="0" loext:min-decimal-places="0" number:min-integer-digits="1" number:grouping="true"/>
      <number:text>-</number:text>
      <style:map style:condition="value()&gt;=0" style:apply-style-name="N124P0"/>
    </number:currency-style>
    <number:currency-style style:name="N126P0" style:volatile="true">
      <number:currency-symbol number:language="nl" number:country="NL">fl</number:currency-symbol>
      <number:text> </number:text>
      <number:number number:decimal-places="2" loext:min-decimal-places="2" number:min-integer-digits="1" number:grouping="true"/>
    </number:currency-style>
    <number:currency-style style:name="N126">
      <number:currency-symbol number:language="nl" number:country="NL">fl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6P0"/>
    </number:currency-style>
    <number:currency-style style:name="N127P0" style:volatile="true">
      <number:currency-symbol number:language="nl" number:country="NL">fl</number:currency-symbol>
      <number:text> </number:text>
      <number:number number:decimal-places="0" loext:min-decimal-places="0" number:min-integer-digits="1" number:grouping="true"/>
    </number:currency-style>
    <number:currency-style style:name="N127">
      <style:text-properties fo:color="#ff0000"/>
      <number:currency-symbol number:language="nl" number:country="NL">fl</number:currency-symbol>
      <number:text> </number:text>
      <number:number number:decimal-places="0" loext:min-decimal-places="0" number:min-integer-digits="1" number:grouping="true"/>
      <number:text>-</number:text>
      <style:map style:condition="value()&gt;=0" style:apply-style-name="N127P0"/>
    </number:currency-style>
    <number:currency-style style:name="N128P0" style:volatile="true">
      <number:currency-symbol number:language="nl" number:country="NL">fl</number:currency-symbol>
      <number:text> </number:text>
      <number:number number:decimal-places="2" loext:min-decimal-places="2" number:min-integer-digits="1" number:grouping="true"/>
    </number:currency-style>
    <number:currency-style style:name="N128">
      <style:text-properties fo:color="#ff0000"/>
      <number:currency-symbol number:language="nl" number:country="NL">fl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8P0"/>
    </number:currency-style>
    <number:currency-style style:name="N130P0" style:volatile="true">
      <number:currency-symbol number:language="nl" number:country="NL">fl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30">
      <style:text-properties fo:color="#ff0000"/>
      <number:currency-symbol number:language="nl" number:country="NL">fl</number:currency-symbol>
      <number:text> </number:text>
      <number:number number:decimal-places="2" loext:min-decimal-places="0" number:min-integer-digits="1" number:decimal-replacement="--" number:grouping="true"/>
      <number:text>-</number:text>
      <style:map style:condition="value()&gt;=0" style:apply-style-name="N13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21:16:18.983677259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4:04:13.646333013</meta:creation-date>
    <meta:generator>LibreOffice/5.1.6.2$Linux_X86_64 LibreOffice_project/10m0$Build-2</meta:generator>
    <dc:date>2017-03-14T21:16:34.308231246</dc:date>
    <meta:editing-duration>PT16H25M19S</meta:editing-duration>
    <meta:editing-cycles>24</meta:editing-cycles>
    <meta:document-statistic meta:table-count="1" meta:cell-count="135" meta:object-count="0"/>
  </office:meta>
</office:document-meta>
</file>